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Verdana" svg:font-family="Verdana"/>
    <style:font-face style:name="open sansregular" svg:font-family="'open sansregular'"/>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012bd1"/>
    </style:style>
    <style:style style:name="P2" style:family="paragraph" style:parent-style-name="Standard">
      <style:paragraph-properties fo:margin-left="0in" fo:margin-right="0in" fo:orphans="2" fo:widows="2" fo:text-indent="0in" style:auto-text-indent="false"/>
      <style:text-properties fo:font-variant="normal" fo:text-transform="none" fo:color="#222222" style:font-name="Verdana" fo:font-size="10pt" fo:letter-spacing="normal" fo:font-style="normal" fo:font-weight="normal" officeooo:paragraph-rsid="00012bd1"/>
    </style:style>
    <style:style style:name="P3" style:family="paragraph" style:parent-style-name="Standard">
      <style:paragraph-properties fo:margin-left="0in" fo:margin-right="0in" fo:orphans="2" fo:widows="2" fo:text-indent="0in" style:auto-text-indent="false"/>
      <style:text-properties fo:font-variant="normal" fo:text-transform="none" fo:color="#222222" style:font-name="Courier New" fo:font-size="10pt" fo:letter-spacing="normal" fo:font-style="normal" fo:font-weight="normal" officeooo:paragraph-rsid="00012bd1" style:font-name-asian="Courier New" style:font-size-asian="10pt" style:font-name-complex="Courier New" style:font-size-complex="10pt"/>
    </style:style>
    <style:style style:name="P4" style:family="paragraph" style:parent-style-name="Standard">
      <style:paragraph-properties fo:margin-left="0in" fo:margin-right="0in" fo:text-align="start" style:justify-single-word="false" fo:text-indent="0in" style:auto-text-indent="false" style:text-autospace="none"/>
      <style:text-properties style:font-name="Courier New" fo:font-size="10pt" officeooo:paragraph-rsid="00012bd1" style:font-name-asian="Courier New" style:font-size-asian="10pt" style:font-name-complex="Courier New" style:font-size-complex="10pt"/>
    </style:style>
    <style:style style:name="P5"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officeooo:paragraph-rsid="00012bd1" style:font-name-asian="Courier New" style:font-size-asian="10pt" style:font-name-complex="Courier New" style:font-size-complex="10pt"/>
    </style:style>
    <style:style style:name="T1" style:family="text">
      <style:text-properties fo:color="#000000"/>
    </style:style>
    <style:style style:name="T2" style:family="text">
      <style:text-properties fo:color="#000000" style:font-name="open sansregular" fo:font-size="9pt"/>
    </style:style>
    <style:style style:name="T3" style:family="text">
      <style:text-properties fo:color="#7f0055" fo:font-weight="bold" style:font-weight-asian="bold" style:font-weight-complex="bold"/>
    </style:style>
    <style:style style:name="T4" style:family="text">
      <style:text-properties fo:color="#6a3e3e"/>
    </style:style>
    <style:style style:name="T5" style:family="text">
      <style:text-properties fo:color="#2a00f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text:span text:style-name="T2">Realiza un programa en JAVA en el que le pidas al usuario las notas de las 6 asignaturas del Ciclo de DAW y las guarde</text:span><text:line-break/><text:span text:style-name="T2">en un fichero. Posteriormente leerá el fichero y te calculará la nota media del curso.</text:span><text:line-break/><text:span text:style-name="T2">Nota 1: debes crear una clase curso, con propiedades nombre(asignatura) y nota. Y luego usar un array de 6 elementos de tipo curso</text:span></text:p>
      <text:p text:style-name="P3"><text:span text:style-name="T3">public</text:span><text:span text:style-name="T1"> </text:span><text:span text:style-name="T3">static</text:span><text:span text:style-name="T1"> </text:span><text:span text:style-name="T3">void</text:span><text:span text:style-name="T1"> rellenarArray(Curso[] </text:span><text:span text:style-name="T4">asignatura</text:span><text:span text:style-name="T1">) {</text:span></text:p>
      <text:p text:style-name="P4"/>
      <text:p text:style-name="P4"><text:span text:style-name="T1"><text:s text:c="4"/></text:span><text:span text:style-name="T4">asignatura</text:span><text:span text:style-name="T1">[0] = </text:span><text:span text:style-name="T3">new</text:span><text:span text:style-name="T1"> Curso(</text:span><text:span text:style-name="T5">"Programacion"</text:span><text:span text:style-name="T1">);</text:span></text:p>
      <text:p text:style-name="P4"><text:span text:style-name="T1"><text:s text:c="4"/></text:span><text:span text:style-name="T4">asignatura</text:span><text:span text:style-name="T1">[1] = </text:span><text:span text:style-name="T3">new</text:span><text:span text:style-name="T1"> Curso(</text:span><text:span text:style-name="T5">"Lenguajes de Marcas"</text:span><text:span text:style-name="T1">);</text:span></text:p>
      <text:p text:style-name="P4"><text:span text:style-name="T1"><text:s text:c="4"/></text:span><text:span text:style-name="T4">asignatura</text:span><text:span text:style-name="T1">[2] = </text:span><text:span text:style-name="T3">new</text:span><text:span text:style-name="T1"> Curso(</text:span><text:span text:style-name="T5">"Bases de Datos"</text:span><text:span text:style-name="T1">);</text:span></text:p>
      <text:p text:style-name="P4"><text:span text:style-name="T1"><text:s text:c="4"/></text:span><text:span text:style-name="T4">asignatura</text:span><text:span text:style-name="T1">[3] = </text:span><text:span text:style-name="T3">new</text:span><text:span text:style-name="T1"> Curso(</text:span><text:span text:style-name="T5">"Entornos de Desarrollo"</text:span><text:span text:style-name="T1">);</text:span></text:p>
      <text:p text:style-name="P4"><text:span text:style-name="T1"><text:s text:c="4"/></text:span><text:span text:style-name="T4">asignatura</text:span><text:span text:style-name="T1">[4] = </text:span><text:span text:style-name="T3">new</text:span><text:span text:style-name="T1"> Curso(</text:span><text:span text:style-name="T5">"Sistemas Informaticos"</text:span><text:span text:style-name="T1">);</text:span></text:p>
      <text:p text:style-name="P4"><text:span text:style-name="T1"><text:s text:c="4"/></text:span><text:span text:style-name="T4">asignatura</text:span><text:span text:style-name="T1">[5] = </text:span><text:span text:style-name="T3">new</text:span><text:span text:style-name="T1"> Curso(</text:span><text:span text:style-name="T5">"Formacion y Orientacion Laboral"</text:span><text:span text:style-name="T1">);</text:span></text:p>
      <text:p text:style-name="P4"/>
      <text:p text:style-name="P5"><text:s text:c="4"/></text:p>
      <text:p text:style-name="P4"/>
      <text:p text:style-name="P5">}</text:p>
      <text:p text:style-name="P2"><text:line-break/><text:span text:style-name="T2">Nota 2: Con el constructor podrás asignar directamente el nombre de la asignatura al crear el objeto. En cambio, el atributo nota, será el usuario quien lo introduzca mediante un método que controle que la nota tenga un valor entre 0 y 10.</text:span><text:line-break/><text:span text:style-name="T2">Ejemplo de ejecución:</text:span><text:line-break/><text:span text:style-name="T2">105</text:span><text:line-break/><text:span text:style-name="T2">Por favor, introduzca la nota de Programación: 6,5</text:span><text:line-break/><text:span text:style-name="T2">Introduzca la nota de Lenguajes de Marcas: 7,5</text:span><text:line-break/><text:span text:style-name="T2">Introduzca la nota de Bases de Datos: 7,5</text:span><text:line-break/><text:span text:style-name="T2">Introduzca la nota de Entornos de Desarrollo: 8</text:span><text:line-break/><text:span text:style-name="T2">Introduzca la nota de Sistemas Informáticos: 6,5</text:span><text:line-break/><text:span text:style-name="T2">Por último, introduzca la nota de FOL: 6</text:span><text:line-break/><text:span text:style-name="T2">***** Notas almacenadas en el array *****</text:span><text:line-break/><text:span text:style-name="T1">……… </text:span><text:span text:style-name="T2">Volcando el array al fichero ………</text:span><text:line-break/><text:span text:style-name="T2">***** Volcado finalizado con éxito *****</text:span><text:line-break/><text:span text:style-name="T1">………</text:span><text:span text:style-name="T2">Leyendo el fichero y calculando media………</text:span><text:line-break/><text:span text:style-name="T2">Su nota media del curso es de: 7</text:span>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Verdana" svg:font-family="Verdana"/>
    <style:font-face style:name="open sansregular" svg:font-family="'open sansregular'"/>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4T12:31:01.243569611</meta:creation-date>
    <dc:date>2019-04-04T12:31:47.502684114</dc:date>
    <meta:editing-duration>PT47S</meta:editing-duration>
    <meta:editing-cycles>1</meta:editing-cycles>
    <meta:document-statistic meta:table-count="0" meta:image-count="0" meta:object-count="0" meta:page-count="1" meta:paragraph-count="11" meta:word-count="232" meta:character-count="1460" meta:non-whitespace-character-count="1208"/>
    <meta:generator>LibreOffice/6.0.7.3$Linux_X86_64 LibreOffice_project/00m0$Build-3</meta:generator>
  </office:meta>
</office:document-meta>
</file>